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80%" draw:textarea-horizontal-align="justify" draw:textarea-vertical-align="middle" draw:auto-grow-height="false" fo:min-height="2.369cm" fo:min-width="2.119cm"/>
    </style:style>
    <style:style style:name="gr2" style:family="graphic" style:parent-style-name="standard">
      <style:graphic-properties svg:stroke-color="#ffff00" draw:fill-color="#ffff00" draw:opacity="80%" draw:textarea-horizontal-align="justify" draw:textarea-vertical-align="middle" draw:auto-grow-height="false" fo:min-height="2.369cm" fo:min-width="2.119cm"/>
    </style:style>
    <style:style style:name="gr3" style:family="graphic" style:parent-style-name="standard">
      <style:graphic-properties svg:stroke-color="#7f00ff" draw:fill-color="#7f00ff" draw:opacity="80%" draw:textarea-horizontal-align="justify" draw:textarea-vertical-align="middle" draw:auto-grow-height="false" fo:min-height="2.369cm" fo:min-width="2.119cm"/>
    </style:style>
    <style:style style:name="gr4" style:family="graphic" style:parent-style-name="standard">
      <style:graphic-properties svg:stroke-color="#00ff7f" draw:fill-color="#00ff7f" draw:opacity="80%" draw:textarea-horizontal-align="justify" draw:textarea-vertical-align="middle" draw:auto-grow-height="false" fo:min-height="2.369cm" fo:min-width="2.119cm"/>
    </style:style>
    <style:style style:name="gr5" style:family="graphic" style:parent-style-name="standard">
      <style:graphic-properties svg:stroke-color="#ff0000" draw:fill-color="#ff0000" draw:opacity="80%" draw:textarea-horizontal-align="justify" draw:textarea-vertical-align="middle" draw:auto-grow-height="false" fo:min-height="2.369cm" fo:min-width="2.119cm"/>
    </style:style>
    <style:style style:name="gr6" style:family="graphic" style:parent-style-name="standard">
      <style:graphic-properties svg:stroke-color="#808080" draw:fill-color="#808080" draw:opacity="80%" draw:textarea-horizontal-align="justify" draw:textarea-vertical-align="middle" draw:auto-grow-height="false" fo:min-height="2.369cm" fo:min-width="2.119cm"/>
    </style:style>
    <style:style style:name="gr7" style:family="graphic" style:parent-style-name="standard">
      <style:graphic-properties svg:stroke-color="#9f9e5f" draw:fill-color="#9f9e5f" draw:opacity="80%" draw:textarea-horizontal-align="justify" draw:textarea-vertical-align="middle" draw:auto-grow-height="false" fo:min-height="2.369cm" fo:min-width="2.119cm"/>
    </style:style>
    <style:style style:name="gr8" style:family="graphic" style:parent-style-name="standard">
      <style:graphic-properties svg:stroke-color="#00a853" draw:fill-color="#00a853" draw:opacity="80%" draw:textarea-horizontal-align="justify" draw:textarea-vertical-align="middle" draw:auto-grow-height="false" fo:min-height="2.369cm" fo:min-width="2.119cm"/>
    </style:style>
    <style:style style:name="gr9" style:family="graphic" style:parent-style-name="standard">
      <style:graphic-properties svg:stroke-color="#ff7f00" draw:fill-color="#ff7f00" draw:opacity="80%" draw:textarea-horizontal-align="justify" draw:textarea-vertical-align="middle" draw:auto-grow-height="false" fo:min-height="2.369cm" fo:min-width="2.119cm"/>
    </style:style>
    <style:style style:name="gr10" style:family="graphic" style:parent-style-name="standard">
      <style:graphic-properties svg:stroke-color="#00ffff" draw:fill-color="#00ffff" draw:opacity="80%" draw:textarea-horizontal-align="justify" draw:textarea-vertical-align="middle" draw:auto-grow-height="false" fo:min-height="2.369cm" fo:min-width="2.11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line-height="150%" fo:text-align="center"/>
    </style:style>
    <style:style style:name="P2" style:family="paragraph">
      <loext:graphic-properties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3" style:family="paragraph">
      <loext:graphic-properties draw:fill-color="#ffff00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4" style:family="paragraph">
      <loext:graphic-properties draw:fill-color="#7f00ff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5" style:family="paragraph">
      <loext:graphic-properties draw:fill-color="#00ff7f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6" style:family="paragraph">
      <loext:graphic-properties draw:fill-color="#ff0000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7" style:family="paragraph">
      <loext:graphic-properties draw:fill-color="#808080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8" style:family="paragraph">
      <loext:graphic-properties draw:fill-color="#9f9e5f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9" style:family="paragraph">
      <loext:graphic-properties draw:fill-color="#00a853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10" style:family="paragraph">
      <loext:graphic-properties draw:fill-color="#ff7f00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11" style:family="paragraph">
      <loext:graphic-properties draw:fill-color="#00ffff" draw:opacity="80%"/>
      <style:paragraph-properties fo:line-height="150%" fo:text-align="center"/>
      <style:text-properties style:font-name="Calibri" fo:font-size="12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style:font-name="Calibri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703cm" svg:height="3.703cm" svg:x="19.047cm" svg:y="2.35cm">
          <text:p text:style-name="P1"><text:span text:style-name="T1">0</text:span></text:p>
          <text:p text:style-name="P1"><text:span text:style-name="T1">who.int</text:span></text:p>
          <text:p text:style-name="P1"><text:span text:style-name="T2">IN=5</text:span><text:span text:style-name="T2"><text:tab/></text:span><text:span text:style-name="T2">PR=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3.703cm" svg:height="3.703cm" svg:x="11.147cm" svg:y="9.347cm">
          <text:p text:style-name="P1"><text:span text:style-name="T1">1</text:span></text:p>
          <text:p text:style-name="P1"><text:span text:style-name="T1">sante.gouv.fr</text:span></text:p>
          <text:p text:style-name="P1"><text:span text:style-name="T2">IN=3</text:span><text:span text:style-name="T2"><text:tab/></text:span><text:span text:style-name="T2">PR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3.703cm" svg:height="3.703cm" svg:x="2.95cm" svg:y="2.847cm">
          <text:p text:style-name="P1"><text:span text:style-name="T1">2</text:span></text:p>
          <text:p text:style-name="P1"><text:span text:style-name="T1">monblogsante.fr</text:span></text:p>
          <text:p text:style-name="P1"><text:span text:style-name="T2">IN=0</text:span><text:span text:style-name="T2"><text:tab/></text:span><text:span text:style-name="T2">PR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3.703cm" svg:height="3.703cm" svg:x="1.75cm" svg:y="13.747cm">
          <text:p text:style-name="P1"><text:span text:style-name="T1">3</text:span></text:p>
          <text:p text:style-name="P1"><text:span text:style-name="T1">masante.fr</text:span></text:p>
          <text:p text:style-name="P1"><text:span text:style-name="T2">IN=1</text:span><text:span text:style-name="T2"><text:tab/></text:span><text:span text:style-name="T2">PR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layout" svg:width="3.703cm" svg:height="3.703cm" svg:x="9.35cm" svg:y="20.947cm">
          <text:p text:style-name="P1"><text:span text:style-name="T1">4</text:span></text:p>
          <text:p text:style-name="P1"><text:span text:style-name="T1">quotidien-sante.fr</text:span></text:p>
          <text:p text:style-name="P1"><text:span text:style-name="T2">IN=1</text:span><text:span text:style-name="T2"><text:tab/></text:span><text:span text:style-name="T2">PR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6" draw:id="id6" draw:layer="layout" svg:width="3.703cm" svg:height="3.703cm" svg:x="17.747cm" svg:y="13.85cm">
          <text:p text:style-name="P1"><text:span text:style-name="T1">5</text:span></text:p>
          <text:p text:style-name="P1"><text:span text:style-name="T1">sante.gouv.qc.ca</text:span></text:p>
          <text:p text:style-name="P1"><text:span text:style-name="T2">IN=2</text:span><text:span text:style-name="T2"><text:tab/></text:span><text:span text:style-name="T2">PR=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7" draw:id="id7" draw:layer="layout" svg:width="3.703cm" svg:height="3.703cm" svg:x="24.7cm" svg:y="13.2cm">
          <text:p text:style-name="P1"><text:span text:style-name="T1">6</text:span></text:p>
          <text:p text:style-name="P1"><text:span text:style-name="T1">sante-quebec.ca</text:span></text:p>
          <text:p text:style-name="P1"><text:span text:style-name="T2">IN=0</text:span><text:span text:style-name="T2"><text:tab/></text:span><text:span text:style-name="T2">PR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8" draw:id="id8" draw:layer="layout" svg:width="3.703cm" svg:height="3.703cm" svg:x="29.05cm" svg:y="5.647cm">
          <text:p text:style-name="P1"><text:span text:style-name="T1">7</text:span></text:p>
          <text:p text:style-name="P1"><text:span text:style-name="T1">health.gov.uk</text:span></text:p>
          <text:p text:style-name="P1"><text:span text:style-name="T2">IN=2</text:span><text:span text:style-name="T2"><text:tab/></text:span><text:span text:style-name="T2">PR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9" draw:id="id9" draw:layer="layout" svg:width="3.703cm" svg:height="3.703cm" svg:x="36.547cm" svg:y="5.05cm">
          <text:p text:style-name="P1"><text:span text:style-name="T1">8</text:span></text:p>
          <text:p text:style-name="P1"><text:span text:style-name="T1">behealthy.uk.co</text:span></text:p>
          <text:p text:style-name="P1"><text:span text:style-name="T2">IN=1</text:span><text:span text:style-name="T2"><text:tab/></text:span><text:span text:style-name="T2">PR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0" draw:id="id10" draw:layer="layout" svg:width="3.703cm" svg:height="3.703cm" svg:x="34.05cm" svg:y="16.65cm">
          <text:p text:style-name="P1"><text:span text:style-name="T1">9</text:span></text:p>
          <text:p text:style-name="P1"><text:span text:style-name="T1">myhealth.uk.ca</text:span></text:p>
          <text:p text:style-name="P1"><text:span text:style-name="T2">IN=0</text:span><text:span text:style-name="T2"><text:tab/></text:span><text:span text:style-name="T2">PR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2" draw:layer="layout" draw:type="line" svg:x1="6.653cm" svg:y1="4.699cm" svg:x2="19.047cm" svg:y2="4.202cm" draw:start-shape="id1" draw:start-glue-point="10" draw:end-shape="id2" draw:end-glue-point="6" svg:d="M6653 4699l12394-497" svg:viewBox="0 0 12395 498">
          <text:p/>
        </draw:connector>
        <draw:connector draw:style-name="gr11" draw:text-style-name="P12" draw:layer="layout" draw:type="line" svg:x1="14.308cm" svg:y1="9.889cm" svg:x2="19.589cm" svg:y2="5.511cm" draw:start-shape="id3" draw:start-glue-point="11" draw:end-shape="id2" draw:end-glue-point="7" svg:d="M14308 9889l5281-4378" svg:viewBox="0 0 5282 4379">
          <text:p/>
        </draw:connector>
        <draw:connector draw:style-name="gr11" draw:text-style-name="P12" draw:layer="layout" draw:type="line" svg:x1="4.802cm" svg:y1="6.55cm" svg:x2="3.602cm" svg:y2="13.747cm" draw:start-shape="id1" draw:start-glue-point="8" draw:end-shape="id4" draw:end-glue-point="4" svg:d="M4802 6550l-1200 7197" svg:viewBox="0 0 1201 7198">
          <text:p/>
        </draw:connector>
        <draw:connector draw:style-name="gr11" draw:text-style-name="P12" draw:layer="layout" draw:type="line" svg:x1="6.111cm" svg:y1="6.008cm" svg:x2="11.689cm" svg:y2="9.889cm" draw:start-shape="id1" draw:start-glue-point="9" draw:end-shape="id3" draw:end-glue-point="5" svg:d="M6111 6008l5578 3881" svg:viewBox="0 0 5579 3882">
          <text:p/>
        </draw:connector>
        <draw:connector draw:style-name="gr11" draw:text-style-name="P12" draw:layer="layout" draw:type="line" svg:x1="4.911cm" svg:y1="16.908cm" svg:x2="9.892cm" svg:y2="21.489cm" draw:start-shape="id4" draw:start-glue-point="9" draw:end-shape="id5" draw:end-glue-point="5" svg:d="M4911 16908l4981 4581" svg:viewBox="0 0 4982 4582">
          <text:p/>
        </draw:connector>
        <draw:connector draw:style-name="gr11" draw:text-style-name="P12" draw:layer="layout" draw:type="line" svg:x1="11.202cm" svg:y1="20.947cm" svg:x2="12.999cm" svg:y2="13.05cm" draw:start-shape="id5" draw:start-glue-point="4" draw:end-shape="id3" draw:end-glue-point="8" svg:d="M11202 20947l1797-7897" svg:viewBox="0 0 1798 7898">
          <text:p/>
        </draw:connector>
        <draw:connector draw:style-name="gr11" draw:text-style-name="P12" draw:layer="layout" draw:type="line" svg:x1="14.308cm" svg:y1="12.508cm" svg:x2="18.289cm" svg:y2="14.392cm" draw:start-shape="id3" draw:start-glue-point="9" draw:end-shape="id6" draw:end-glue-point="5" svg:d="M14308 12508l3981 1884" svg:viewBox="0 0 3982 1885">
          <text:p/>
        </draw:connector>
        <draw:connector draw:style-name="gr11" draw:text-style-name="P12" draw:layer="layout" draw:type="line" svg:x1="19.599cm" svg:y1="13.85cm" svg:x2="20.899cm" svg:y2="6.053cm" draw:start-shape="id6" draw:start-glue-point="4" draw:end-shape="id2" draw:end-glue-point="8" svg:d="M19599 13850l1300-7797" svg:viewBox="0 0 1301 7798">
          <text:p/>
        </draw:connector>
        <draw:connector draw:style-name="gr11" draw:text-style-name="P12" draw:layer="layout" draw:type="line" svg:x1="26.552cm" svg:y1="13.2cm" svg:x2="22.208cm" svg:y2="5.511cm" draw:start-shape="id7" draw:start-glue-point="4" draw:end-shape="id2" draw:end-glue-point="9" svg:d="M26552 13200l-4344-7689" svg:viewBox="0 0 4345 7690">
          <text:p/>
        </draw:connector>
        <draw:connector draw:style-name="gr11" draw:text-style-name="P12" draw:layer="layout" draw:type="line" svg:x1="24.7cm" svg:y1="15.052cm" svg:x2="21.45cm" svg:y2="15.701cm" draw:start-shape="id7" draw:start-glue-point="6" draw:end-shape="id6" svg:d="M24700 15052l-3250 649" svg:viewBox="0 0 3251 650">
          <text:p/>
        </draw:connector>
        <draw:connector draw:style-name="gr11" draw:text-style-name="P12" draw:layer="layout" draw:type="line" svg:x1="29.592cm" svg:y1="6.189cm" svg:x2="22.75cm" svg:y2="4.202cm" draw:start-shape="id8" draw:start-glue-point="5" draw:end-shape="id2" draw:end-glue-point="10" svg:d="M29592 6189l-6842-1987" svg:viewBox="0 0 6843 1988">
          <text:p/>
        </draw:connector>
        <draw:connector draw:style-name="gr11" draw:text-style-name="P12" draw:layer="layout" draw:type="line" svg:x1="36.547cm" svg:y1="6.902cm" svg:x2="32.753cm" svg:y2="7.499cm" draw:start-shape="id9" draw:start-glue-point="6" draw:end-shape="id8" draw:end-glue-point="10" svg:d="M36547 6902l-3794 597" svg:viewBox="0 0 3795 598">
          <text:p/>
        </draw:connector>
        <draw:connector draw:style-name="gr11" draw:text-style-name="P12" draw:layer="layout" draw:type="line" svg:x1="37.211cm" svg:y1="17.192cm" svg:x2="38.399cm" svg:y2="8.753cm" draw:start-shape="id10" draw:start-glue-point="11" draw:end-shape="id9" draw:end-glue-point="8" svg:d="M37211 17192l1188-8439" svg:viewBox="0 0 1189 8440">
          <text:p/>
        </draw:connector>
        <draw:connector draw:style-name="gr11" draw:text-style-name="P12" draw:layer="layout" draw:type="line" svg:x1="34.592cm" svg:y1="17.192cm" svg:x2="30.902cm" svg:y2="9.35cm" draw:start-shape="id10" draw:start-glue-point="5" draw:end-shape="id8" draw:end-glue-point="8" svg:d="M34592 17192l-3690-7842" svg:viewBox="0 0 3691 78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5T11:01:59.769000000</meta:creation-date>
    <dc:date>2018-06-15T11:50:01.454000000</dc:date>
    <meta:editing-duration>PT47M59S</meta:editing-duration>
    <meta:editing-cycles>4</meta:editing-cycles>
    <meta:generator>LibreOffice/5.3.5.2$Windows_X86_64 LibreOffice_project/50d9bf2b0a79cdb85a3814b592608037a682059d</meta:generator>
    <meta:document-statistic meta:object-count="24"/>
  </office:meta>
</office:document-meta>
</file>